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xlink="http://www.w3.org/1999/xlink" xmlns:oow="http://openoffice.org/2004/writer" xmlns:table="urn:oasis:names:tc:opendocument:xmlns:table:1.0" xmlns:office="urn:oasis:names:tc:opendocument:xmlns:office:1.0" xmlns:dc="http://purl.org/dc/elements/1.1/">
  <office:font-face-decls>
    <style:font-face style:name="Times New Roman" svg:font-family="Times New Roman"/>
    <style:font-face style:name="Liberation Sans" svg:font-family="Liberation Sans"/>
    <style:font-face style:name="Times New Roman Cyr" svg:font-family="Times New Roman Cyr"/>
    <style:font-face style:name="apple-system" svg:font-family="apple-system"/>
    <style:font-face style:name="-apple-system" svg:font-family="-apple-system"/>
  </office:font-face-decls>
  <office:automatic-styles>
    <style:style style:name="S0" style:family="section">
      <style:section-properties/>
    </style:style>
    <text:list-style style:name="L0">
      <text:list-level-style-bullet text:level="1" text:style-name="T1" text:bullet-char="•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  <style:text-properties/>
      </text:list-level-style-bullet>
      <text:list-level-style-bullet text:level="2" text:style-name="T1" text:bullet-char="•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  <style:text-properties/>
      </text:list-level-style-bullet>
      <text:list-level-style-bullet text:level="3" text:style-name="T1" text:bullet-char="•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  <style:text-properties/>
      </text:list-level-style-bullet>
      <text:list-level-style-bullet text:level="4" text:style-name="T1" text:bullet-char="•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  <style:text-properties/>
      </text:list-level-style-bullet>
      <text:list-level-style-bullet text:level="5" text:style-name="T1" text:bullet-char="•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  <style:text-properties/>
      </text:list-level-style-bullet>
      <text:list-level-style-bullet text:level="6" text:style-name="T1" text:bullet-char="•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  <style:text-properties/>
      </text:list-level-style-bullet>
      <text:list-level-style-bullet text:level="7" text:style-name="T1" text:bullet-char="•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  <style:text-properties/>
      </text:list-level-style-bullet>
      <text:list-level-style-bullet text:level="8" text:style-name="T1" text:bullet-char="•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  <style:text-properties/>
      </text:list-level-style-bullet>
      <text:list-level-style-bullet text:level="9" text:style-name="T1" text:bullet-char="•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  <style:text-properties/>
      </text:list-level-style-bullet>
    </text:list-style>
    <text:list-style style:name="L1">
      <text:list-level-style-number text:level="1" text:style-name="T1" style:num-suffix="." style:num-format="1">
        <style:list-level-properties text:list-level-position-and-space-mode="label-alignment" text:space-before="0.2507in" text:min-label-width="0.25in">
          <style:list-level-label-alignment fo:text-align="left" fo:text-indent="-0.25in" fo:margin-left="0.5007in" fo:line-height="100%" text:label-followed-by="listtab"/>
        </style:list-level-properties>
      </text:list-level-style-number>
      <text:list-level-style-number text:level="2" text:style-name="T1" style:num-suffix="." style:num-format="1">
        <style:list-level-properties text:list-level-position-and-space-mode="label-alignment" text:space-before="0.7507in" text:min-label-width="0.25in">
          <style:list-level-label-alignment fo:text-align="left" fo:text-indent="-0.25in" fo:margin-left="1.0007in" fo:line-height="100%" text:label-followed-by="listtab"/>
        </style:list-level-properties>
      </text:list-level-style-number>
      <text:list-level-style-number text:level="3" text:style-name="T1" style:num-suffix="." style:num-format="1">
        <style:list-level-properties text:list-level-position-and-space-mode="label-alignment" text:space-before="1.2507in" text:min-label-width="0.25in">
          <style:list-level-label-alignment fo:text-align="left" fo:text-indent="-0.25in" fo:margin-left="1.5007in" fo:line-height="100%" text:label-followed-by="listtab"/>
        </style:list-level-properties>
      </text:list-level-style-number>
      <text:list-level-style-number text:level="4" text:style-name="T1" style:num-suffix="." style:num-format="1">
        <style:list-level-properties text:list-level-position-and-space-mode="label-alignment" text:space-before="1.7507in" text:min-label-width="0.25in">
          <style:list-level-label-alignment fo:text-align="left" fo:text-indent="-0.25in" fo:margin-left="2.0007in" fo:line-height="100%" text:label-followed-by="listtab"/>
        </style:list-level-properties>
      </text:list-level-style-number>
      <text:list-level-style-number text:level="5" text:style-name="T1" style:num-suffix="." style:num-format="1">
        <style:list-level-properties text:list-level-position-and-space-mode="label-alignment" text:space-before="2.2507in" text:min-label-width="0.25in">
          <style:list-level-label-alignment fo:text-align="left" fo:text-indent="-0.25in" fo:margin-left="2.5007in" fo:line-height="100%" text:label-followed-by="listtab"/>
        </style:list-level-properties>
      </text:list-level-style-number>
      <text:list-level-style-number text:level="6" text:style-name="T1" style:num-suffix="." style:num-format="1">
        <style:list-level-properties text:list-level-position-and-space-mode="label-alignment" text:space-before="2.7507in" text:min-label-width="0.25in">
          <style:list-level-label-alignment fo:text-align="left" fo:text-indent="-0.25in" fo:margin-left="3.0007in" fo:line-height="100%" text:label-followed-by="listtab"/>
        </style:list-level-properties>
      </text:list-level-style-number>
      <text:list-level-style-number text:level="7" text:style-name="T1" style:num-suffix="." style:num-format="1">
        <style:list-level-properties text:list-level-position-and-space-mode="label-alignment" text:space-before="3.2507in" text:min-label-width="0.25in">
          <style:list-level-label-alignment fo:text-align="left" fo:text-indent="-0.25in" fo:margin-left="3.5007in" fo:line-height="100%" text:label-followed-by="listtab"/>
        </style:list-level-properties>
      </text:list-level-style-number>
      <text:list-level-style-number text:level="8" text:style-name="T1" style:num-suffix="." style:num-format="1">
        <style:list-level-properties text:list-level-position-and-space-mode="label-alignment" text:space-before="3.7507in" text:min-label-width="0.25in">
          <style:list-level-label-alignment fo:text-align="left" fo:text-indent="-0.25in" fo:margin-left="4.0007in" fo:line-height="100%" text:label-followed-by="listtab"/>
        </style:list-level-properties>
      </text:list-level-style-number>
      <text:list-level-style-number text:level="9" text:style-name="T1" style:num-suffix="." style:num-format="1">
        <style:list-level-properties text:list-level-position-and-space-mode="label-alignment" text:space-before="4.2507in" text:min-label-width="0.25in">
          <style:list-level-label-alignment fo:text-align="left" fo:text-indent="-0.25in" fo:margin-left="4.5007in" fo:line-height="100%" text:label-followed-by="listtab"/>
        </style:list-level-properties>
      </text:list-level-style-number>
    </text:list-style>
    <text:list-style style:name="L2">
      <text:list-level-style-number text:level="1" text:style-name="T1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1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1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1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1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1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1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1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1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  <text:list-style style:name="L3">
      <text:list-level-style-number text:level="1" text:style-name="T1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1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1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1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1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1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1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1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1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  <style:style style:name="T1" style:family="text"/>
    <style:style style:name="T2" style:family="text" style:parent-style-name="Default Paragraph Font">
      <style:text-properties style:font-name="Times New Roman Cyr" style:font-name-complex="Times New Roman Cyr"/>
    </style:style>
    <style:style style:name="T3" style:family="text" style:parent-style-name="Default Paragraph Font">
      <style:text-properties style:font-name="Times New Roman Cyr" style:font-name-complex="Times New Roman Cyr" style:text-underline-style="solid" style:text-underline-width="auto" style:text-underline-color="#000000"/>
    </style:style>
    <style:style style:name="T4" style:family="text" style:parent-style-name="Default Paragraph Font">
      <style:text-properties fo:font-size="12pt" style:font-name-complex="Tahoma" style:font-name-asian="Andale Sans UI" style:letter-kerning="true" style:text-underline-style="solid" style:text-underline-width="auto" style:text-underline-color="#000000"/>
    </style:style>
    <style:style style:name="T5" style:family="text" style:parent-style-name="Основной_20_шрифт_20_абзаца">
      <style:text-properties style:text-underline-style="solid" style:text-underline-width="auto" style:text-underline-color="#000000" style:text-underline-mode="continuous"/>
    </style:style>
    <style:style style:name="T6" style:family="text" style:parent-style-name="Основной_20_шрифт_20_абзаца">
      <style:text-properties style:text-underline-style="solid" style:text-underline-width="auto" style:text-underline-color="#000000"/>
    </style:style>
    <style:style style:name="T7" style:family="text" style:parent-style-name="Основной_20_шрифт_20_абзаца">
      <style:text-properties style:text-position="super"/>
    </style:style>
    <style:style style:name="T8" style:family="text" style:parent-style-name="Основной_20_шрифт_20_абзаца">
      <style:text-properties fo:font-size="12pt" fo:font-weight="bold" style:font-name="Times New Roman"/>
    </style:style>
    <style:style style:name="T9" style:family="text" style:parent-style-name="Основной_20_шрифт_20_абзаца">
      <style:text-properties fo:font-size="12pt" fo:font-style="normal" fo:font-weight="normal" style:font-name="Times New Roman" fo:text-transform="none" fo:font-variant="normal" fo:letter-spacing="0in" fo:color="#000000" style:text-underline-style="none"/>
    </style:style>
    <style:style style:name="T10" style:family="text" style:parent-style-name="Основной_20_шрифт_20_абзаца">
      <style:text-properties fo:font-weight="bold"/>
    </style:style>
    <style:style style:name="T11" style:family="text" style:parent-style-name="Основной_20_шрифт_20_абзаца">
      <style:text-properties style:font-name-complex="Times New Roman" style:font-name-asian="Times New Roman"/>
    </style:style>
    <style:style style:name="T12" style:family="text" style:parent-style-name="Основной_20_шрифт_20_абзаца">
      <style:text-properties fo:font-weight="normal"/>
    </style:style>
    <style:style style:name="T13" style:family="text" style:parent-style-name="Default Paragraph Font">
      <style:text-properties fo:font-style="italic"/>
    </style:style>
    <style:style style:name="T14" style:family="text" style:parent-style-name="Основной_20_шрифт_20_абзаца">
      <style:text-properties fo:font-size="12pt" fo:font-weight="bold"/>
    </style:style>
    <style:style style:name="T15" style:family="text" style:parent-style-name="Hyperlink">
      <style:text-properties fo:font-size="12pt" fo:font-style="normal" fo:font-weight="normal" style:font-name="apple-system" fo:text-transform="none" fo:font-variant="normal" fo:letter-spacing="0in" fo:color="#5E6973"/>
    </style:style>
    <style:style style:name="T16" style:family="text" style:parent-style-name="Default Paragraph Font">
      <style:text-properties fo:font-size="9.5pt" fo:font-style="normal" fo:font-weight="normal" style:font-name="-apple-system" style:font-name-complex="-apple-system" style:font-name-asian="-apple-system" fo:color="#548EAA" fo:background-color="#FFFFFF" text:display="true"/>
    </style:style>
    <style:style style:name="T17" style:family="text" style:parent-style-name="Hyperlink">
      <style:text-properties fo:font-size="12pt" fo:font-style="normal" fo:font-weight="normal" style:font-name="Times New Roman" style:font-name-complex="Times New Roman" style:font-name-asian="-apple-system" fo:color="#000000" fo:background-color="#FFFFFF" text:display="true" style:text-underline-style="none" style:text-line-through-style="none"/>
    </style:style>
    <style:style style:name="T18" style:family="text" style:parent-style-name="Основной_20_шрифт_20_абзаца">
      <style:text-properties fo:font-style="italic" fo:font-weight="bold"/>
    </style:style>
    <style:style style:name="P1" style:family="paragraph" style:parent-style-name="Standard" style:master-page-name="Standard">
      <style:paragraph-properties fo:text-align="center" fo:break-before="page" fo:widows="2" fo:orphans="2" text:number-lines="false"/>
    </style:style>
    <style:style style:name="P2" style:family="paragraph" style:parent-style-name="Standard">
      <style:paragraph-properties fo:text-align="center" fo:widows="2" fo:orphans="2"/>
    </style:style>
    <style:style style:name="P3" style:family="paragraph" style:parent-style-name="Standard">
      <style:paragraph-properties fo:text-align="center" fo:widows="2" fo:orphans="2"/>
    </style:style>
    <style:style style:name="P4" style:family="paragraph" style:parent-style-name="Standard">
      <style:paragraph-properties fo:text-align="center" fo:widows="2" fo:orphans="2"/>
    </style:style>
    <style:style style:name="P5" style:family="paragraph" style:parent-style-name="Standard">
      <style:paragraph-properties fo:widows="2" fo:orphans="2">
        <style:tab-stops>
          <style:tab-stop style:position="7.0009cm" style:type="center"/>
          <style:tab-stop style:position="11.393cm" style:type="left"/>
          <style:tab-stop style:position="14.5027cm" style:type="center"/>
          <style:tab-stop style:position="15.5011cm" style:type="left"/>
          <style:tab-stop style:position="18.8013cm" style:type="left"/>
        </style:tab-stops>
      </style:paragraph-properties>
    </style:style>
    <style:style style:name="P6" style:family="paragraph" style:parent-style-name="Standard">
      <style:paragraph-properties fo:widows="2" fo:orphans="2">
        <style:tab-stops>
          <style:tab-stop style:position="5.6056cm" style:type="left"/>
          <style:tab-stop style:position="17.2526cm" style:type="left"/>
        </style:tab-stops>
      </style:paragraph-properties>
    </style:style>
    <style:style style:name="P7" style:family="paragraph" style:parent-style-name="Standard">
      <style:paragraph-properties fo:widows="2" fo:orphans="2">
        <style:tab-stops>
          <style:tab-stop style:position="5.6056cm" style:type="left"/>
          <style:tab-stop style:position="17.2526cm" style:type="left"/>
        </style:tab-stops>
      </style:paragraph-properties>
      <style:text-properties style:text-position="super"/>
    </style:style>
    <style:style style:name="P8" style:family="paragraph" style:parent-style-name="Heading_20_1">
      <style:paragraph-properties fo:text-indent="0in" fo:margin-left="0in" fo:margin-right="0in" fo:margin-top="0in" fo:margin-bottom="0.0333in" style:default-outline-level="1" fo:widows="2" fo:orphans="2"/>
    </style:style>
    <style:style style:name="P9" style:family="paragraph" style:parent-style-name="Table_20_Contents"/>
    <style:style style:name="P10" style:family="paragraph" style:parent-style-name="Table_20_Contents">
      <style:text-properties fo:font-weight="bold"/>
    </style:style>
    <style:style style:name="P11" style:family="paragraph" style:parent-style-name="Обычный_20__28_веб_29_">
      <style:paragraph-properties fo:margin-top="0in" fo:margin-bottom="0in" fo:widows="2" fo:orphans="2"/>
    </style:style>
    <style:style style:name="P12" style:family="paragraph" style:parent-style-name="Table_20_Contents">
      <style:paragraph-properties fo:text-align="center" fo:widows="2" fo:orphans="2"/>
    </style:style>
    <style:style style:name="P13" style:family="paragraph" style:parent-style-name="Table_20_Contents"/>
    <style:style style:name="P14" style:family="paragraph" style:parent-style-name="Table_20_Contents">
      <style:paragraph-properties fo:text-align="center" fo:widows="2" fo:orphans="2"/>
    </style:style>
    <style:style style:name="P15" style:family="paragraph" style:parent-style-name="Table_20_Contents">
      <style:paragraph-properties fo:text-align="center" fo:widows="2" fo:orphans="2"/>
    </style:style>
    <style:style style:name="P16" style:family="paragraph" style:parent-style-name="Table_20_Contents"/>
    <style:style style:name="P17" style:family="paragraph" style:parent-style-name="Table_20_Contents"/>
    <style:style style:name="P18" style:family="paragraph" style:parent-style-name="Normal"/>
    <style:style style:name="P19" style:family="paragraph" style:parent-style-name="Normal" style:list-style-name="L0">
      <style:paragraph-properties fo:text-indent="-0.25in" fo:margin-left="0in" fo:margin-right="0in" fo:margin-top="0in" fo:margin-bottom="0in" fo:widows="2" fo:orphans="2" fo:background-color="#FFFFFF"/>
    </style:style>
    <style:style style:name="P20" style:family="paragraph" style:parent-style-name="Normal" style:list-style-name="L0">
      <style:paragraph-properties fo:text-indent="-0.25in" fo:margin-left="0in" fo:margin-right="0in" fo:margin-top="0in" fo:margin-bottom="0in" fo:widows="2" fo:orphans="2" fo:background-color="#FFFFFF"/>
    </style:style>
    <style:style style:name="P21" style:family="paragraph" style:parent-style-name="Normal" style:list-style-name="L0">
      <style:paragraph-properties fo:text-indent="-0.25in" fo:margin-left="0in" fo:margin-right="0in" fo:margin-top="0in" fo:margin-bottom="0in" fo:widows="2" fo:orphans="2" fo:background-color="#FFFFFF"/>
    </style:style>
    <style:style style:name="P22" style:family="paragraph" style:parent-style-name="Normal" style:list-style-name="L0">
      <style:paragraph-properties fo:text-indent="-0.25in" fo:margin-left="0in" fo:margin-right="0in" fo:margin-top="0in" fo:margin-bottom="0in" fo:widows="2" fo:orphans="2" fo:background-color="#FFFFFF"/>
    </style:style>
    <style:style style:name="P23" style:family="paragraph" style:parent-style-name="Normal" style:list-style-name="L0">
      <style:paragraph-properties fo:text-indent="-0.25in" fo:margin-left="0in" fo:margin-right="0in" fo:margin-top="0in" fo:margin-bottom="0in" fo:widows="2" fo:orphans="2" fo:background-color="#FFFFFF"/>
    </style:style>
    <style:style style:name="P24" style:family="paragraph" style:parent-style-name="Table_20_Contents"/>
    <style:style style:name="P25" style:family="paragraph" style:parent-style-name="Table_20_Contents"/>
    <style:style style:name="P26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27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28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29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30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31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32" style:family="paragraph" style:parent-style-name="Table_20_Contents" style:list-style-name="L1">
      <style:paragraph-properties fo:margin-right="0in" fo:widows="2" fo:orphans="2">
        <style:tab-stops>
          <style:tab-stop style:position="-2.5418cm" style:type="left"/>
        </style:tab-stops>
      </style:paragraph-properties>
    </style:style>
    <style:style style:name="P33" style:family="paragraph" style:parent-style-name="Table_20_Contents"/>
    <style:style style:name="P34" style:family="paragraph" style:parent-style-name="Table_20_Contents" style:list-style-name="L2">
      <style:paragraph-properties fo:margin-right="0in" fo:widows="2" fo:orphans="2">
        <style:tab-stops>
          <style:tab-stop style:position="-2.5365cm" style:type="left"/>
        </style:tab-stops>
      </style:paragraph-properties>
    </style:style>
    <style:style style:name="P35" style:family="paragraph" style:parent-style-name="Table_20_Contents" style:list-style-name="L2">
      <style:paragraph-properties fo:margin-right="0in" fo:widows="2" fo:orphans="2">
        <style:tab-stops>
          <style:tab-stop style:position="-2.5365cm" style:type="left"/>
        </style:tab-stops>
      </style:paragraph-properties>
    </style:style>
    <style:style style:name="P36" style:family="paragraph" style:parent-style-name="Table_20_Contents" style:list-style-name="L2">
      <style:paragraph-properties fo:margin-right="0in" fo:widows="2" fo:orphans="2">
        <style:tab-stops>
          <style:tab-stop style:position="-2.5365cm" style:type="left"/>
        </style:tab-stops>
      </style:paragraph-properties>
    </style:style>
    <style:style style:name="P37" style:family="paragraph" style:parent-style-name="Normal">
      <style:paragraph-properties fo:margin-right="0in" fo:widows="2" fo:orphans="2">
        <style:tab-stops>
          <style:tab-stop style:position="0.0018cm" style:type="left"/>
        </style:tab-stops>
      </style:paragraph-properties>
    </style:style>
    <style:style style:name="P38" style:family="paragraph" style:parent-style-name="Normal">
      <style:paragraph-properties fo:margin-left="0in" fo:margin-right="0in" fo:widows="2" fo:orphans="2">
        <style:tab-stops>
          <style:tab-stop style:position="0.0018cm" style:type="left"/>
        </style:tab-stops>
      </style:paragraph-properties>
    </style:style>
    <style:style style:name="P39" style:family="paragraph" style:parent-style-name="Table_20_Contents"/>
    <style:style style:name="P40" style:family="paragraph" style:parent-style-name="Table_20_Contents" style:list-style-name="L3"/>
    <style:style style:name="P41" style:family="paragraph" style:parent-style-name="Table_20_Contents" style:list-style-name="L3"/>
    <style:style style:name="P42" style:family="paragraph" style:parent-style-name="Table_20_Contents" style:list-style-name="L3"/>
    <style:style style:name="P43" style:family="paragraph" style:parent-style-name="Table_20_Contents"/>
    <style:style style:name="P44" style:family="paragraph" style:parent-style-name="Table_20_Contents">
      <style:text-properties fo:font-weight="bold"/>
    </style:style>
    <style:style style:name="P45" style:family="paragraph" style:parent-style-name="Table_20_Contents"/>
    <style:style style:name="P46" style:family="paragraph" style:parent-style-name="Standard"/>
    <style:style style:name="Table1" style:family="table">
      <style:table-properties style:width="18.9265cm" fo:margin-left="0.0706cm" table:align="margins"/>
    </style:style>
    <style:style style:name="Table1.c1" style:family="table-column">
      <style:table-column-properties style:column-width="10.5234cm" style:rel-column-width="5966*" style:use-optimal-column-width="false"/>
    </style:style>
    <style:style style:name="Table1.c2" style:family="table-column">
      <style:table-column-properties style:column-width="4.5014cm" style:rel-column-width="2552*" style:use-optimal-column-width="false"/>
    </style:style>
    <style:style style:name="Table1.c3" style:family="table-column">
      <style:table-column-properties style:column-width="3.9017cm" style:rel-column-width="2212*" style:use-optimal-column-width="false"/>
    </style:style>
    <style:style style:name="Table1.1" style:family="table-row">
      <style:table-row-properties style:min-row-height="0.7056cm" fo:keep-together="always"/>
    </style:style>
    <style:style style:name="Table1.1.1" style:family="table-cell">
      <style:table-cell-properties fo:border="0.0088cm solid #000000" fo:padding="0.097cm" style:writing-mode="lr-tb"/>
    </style:style>
    <style:style style:name="Table1.2" style:family="table-row">
      <style:table-row-properties style:min-row-height="1.4235cm" fo:keep-together="always"/>
    </style:style>
    <style:style style:name="Table1.2.2" style:family="table-cell">
      <style:table-cell-properties fo:border-top="none" fo:border-left="0.0088cm solid #000000" fo:border-right="none" fo:border-bottom="0.0088cm solid #000000" fo:padding-left="0.0176cm" fo:padding-right="0.0176cm" fo:padding-top="0cm" fo:padding-bottom="0cm" style:writing-mode="lr-tb"/>
    </style:style>
    <style:style style:name="Table1.2.3" style:family="table-cell">
      <style:table-cell-properties fo:border-top="none" fo:border-left="0.0088cm solid #000000" fo:border-right="none" fo:border-bottom="0.0088cm solid #000000" fo:padding-left="0.0176cm" fo:padding-right="0.0176cm" fo:padding-top="0cm" fo:padding-bottom="0cm" style:writing-mode="lr-tb"/>
    </style:style>
    <style:style style:name="Table1.2.4" style:family="table-cell">
      <style:table-cell-properties fo:border-top="none" fo:border-left="0.0088cm solid #000000" fo:border-right="0.0088cm solid #000000" fo:border-bottom="0.0088cm solid #000000" fo:padding-left="0.0176cm" fo:padding-right="0.0176cm" fo:padding-top="0cm" fo:padding-bottom="0cm" style:writing-mode="lr-tb"/>
    </style:style>
    <style:style style:name="Table1.3" style:family="table-row">
      <style:table-row-properties style:min-row-height="1.4023cm" fo:keep-together="always"/>
    </style:style>
    <style:style style:name="Table1.3.5" style:family="table-cell">
      <style:table-cell-properties fo:border-top="none" fo:border-left="0.0088cm solid #000000" fo:border-right="0.0088cm solid #000000" fo:border-bottom="0.0088cm solid #000000" fo:padding="0.097cm" style:writing-mode="lr-tb"/>
    </style:style>
    <style:style style:name="Table1.4" style:family="table-row">
      <style:table-row-properties fo:keep-together="always"/>
    </style:style>
    <style:style style:name="Table1.4.6" style:family="table-cell">
      <style:table-cell-properties fo:border-top="none" fo:border-left="0.0088cm solid #000000" fo:border-right="0.0088cm solid #000000" fo:border-bottom="0.0088cm solid #000000" fo:padding="0.097cm" style:writing-mode="lr-tb"/>
    </style:style>
    <style:style style:name="Table1.5" style:family="table-row">
      <style:table-row-properties fo:keep-together="always"/>
    </style:style>
    <style:style style:name="Table1.5.7" style:family="table-cell">
      <style:table-cell-properties fo:border-top="none" fo:border-left="0.0088cm solid #000000" fo:border-right="0.0088cm solid #000000" fo:border-bottom="0.0088cm solid #000000" fo:padding="0.097cm" style:writing-mode="lr-tb"/>
    </style:style>
    <style:style style:name="Table1.6" style:family="table-row">
      <style:table-row-properties style:min-row-height="1.9032cm" fo:keep-together="always"/>
    </style:style>
    <style:style style:name="Table1.6.8" style:family="table-cell">
      <style:table-cell-properties fo:border-top="none" fo:border-left="0.0088cm solid #000000" fo:border-right="0.0088cm solid #000000" fo:border-bottom="0.0176cm solid #000000" fo:padding="0.097cm" style:writing-mode="lr-tb"/>
    </style:style>
    <style:style style:name="Table1.7" style:family="table-row">
      <style:table-row-properties style:min-row-height="1.7163cm" fo:keep-together="always"/>
    </style:style>
    <style:style style:name="Table1.7.9" style:family="table-cell">
      <style:table-cell-properties fo:border="0.0176cm solid #000000" fo:padding="0.097cm" style:writing-mode="lr-tb"/>
    </style:style>
    <style:style style:name="Table1.8" style:family="table-row">
      <style:table-row-properties style:min-row-height="1.4429cm" fo:keep-together="always"/>
    </style:style>
    <style:style style:name="Table1.8.10" style:family="table-cell">
      <style:table-cell-properties fo:border="0.0176cm solid #000000" fo:padding="0.097cm" style:writing-mode="lr-tb"/>
    </style:style>
  </office:automatic-styles>
  <office:body>
    <office:text>
      <text:section text:style-name="S0" text:name="Section0">
        <text:p text:style-name="P1"><text:span text:style-name="Default Paragraph Font">Университет ИТМО, факультет программной инженерии и компьютерной техники</text:span></text:p>
        <text:p text:style-name="P2"><text:span text:style-name="Default Paragraph Font">Двухнедельная отчётная работа по «Информатике»: аннотация к статье</text:span></text:p>
        <text:p text:style-name="P3"><text:span text:style-name="T2">Дата прошедшей лекции:<text:s/></text:span><text:span text:style-name="T3">27.09.2022</text:span><text:span text:style-name="T2"><text:tab/>Номер прошедшей лекции</text:span><text:span text:style-name="Default Paragraph Font">:<text:s/></text:span><text:span text:style-name="T4">1</text:span><text:span text:style-name="T2"><text:tab/>Дата сдачи:<text:s text:c="2"/></text:span><text:span text:style-name="T3">11.09.2022</text:span></text:p>
        <text:p text:style-name="P4"/>
        <text:p text:style-name="P5"><text:span text:style-name="Основной_20_шрифт_20_абзаца">Выполнил(а)<text:s/></text:span><text:span text:style-name="T5"><text:tab/>Щетинин С.В.<text:tab/></text:span><text:span text:style-name="Основной_20_шрифт_20_абзаца">, № группы<text:s/></text:span><text:span text:style-name="T6">P3</text:span><text:span text:style-name="T5">108</text:span><text:span text:style-name="Основной_20_шрифт_20_абзаца">, оценка<text:s/></text:span><text:span text:style-name="T5"><text:tab/></text:span></text:p>
        <text:p text:style-name="P6"><text:span text:style-name="T7"><text:tab/>Фамилия И.О. студента<text:tab/>не заполнять</text:span></text:p>
        <text:p text:style-name="P7"/>
        <table:table table:name="Table1" table:style-name="Table1">
          <table:table-column table:style-name="Table1.c1"/>
          <table:table-column table:style-name="Table1.c2"/>
          <table:table-column table:style-name="Table1.c3"/>
          <table:table-row table:style-name="Table1.1">
            <table:table-cell table:style-name="Table1.1.1" table:number-columns-spanned="3" office:value-type="string">
              <text:h text:style-name="P8" text:outline-level="1"><text:span text:style-name="T8">Коды избыточности: простыми словами о том, как надежно и дешево хранить данные</text:span></text:h>
              <text:p text:style-name="P9"/>
              <text:p text:style-name="P10"/>
            </table:table-cell>
            <table:covered-table-cell/>
            <table:covered-table-cell/>
          </table:table-row>
          <table:table-row table:style-name="Table1.2">
            <table:table-cell table:style-name="Table1.2.2" office:value-type="string">
              <text:p text:style-name="P11"><text:span text:style-name="T9">vadimnt (Хабр)<text:s/></text:span><text:span text:style-name="Основной_20_шрифт_20_абзаца"><text:line-break/></text:span></text:p>
            </table:table-cell>
            <table:table-cell table:style-name="Table1.2.3" office:value-type="string">
              <text:p text:style-name="P12"><text:span text:style-name="T10">Дата публикации</text:span></text:p>
              <text:p text:style-name="P13"><text:span text:style-name="T11"><text:s/></text:span><text:span text:style-name="Основной_20_шрифт_20_абзаца">"08" июля 2020 г.</text:span></text:p>
            </table:table-cell>
            <table:table-cell table:style-name="Table1.2.4" office:value-type="string">
              <text:p text:style-name="P14"><text:span text:style-name="T10">Размер статьи<text:s/></text:span></text:p>
              <text:p text:style-name="P15"><text:span text:style-name="T12">2491 слово</text:span></text:p>
            </table:table-cell>
          </table:table-row>
          <table:table-row table:style-name="Table1.3">
            <table:table-cell table:style-name="Table1.3.5" table:number-columns-spanned="3" office:value-type="string">
              <text:p text:style-name="P16"><text:span text:style-name="T10">Прямая полная ссылка на источник или сокращённая ссылка (bit.ly, tr.im и т.п.)</text:span></text:p>
              <text:p text:style-name="P17"><text:span text:style-name="T13">https://habr.com/ru/company/yandex/blog/510050/</text:span></text:p>
            </table:table-cell>
            <table:covered-table-cell/>
            <table:covered-table-cell/>
          </table:table-row>
          <table:table-row table:style-name="Table1.4">
            <table:table-cell table:style-name="Table1.4.6" table:number-columns-spanned="3" office:value-type="string">
              <text:p text:style-name="P18"><text:span text:style-name="T14">Теги, ключевые слова или словосочетания</text:span><text:span text:style-name="T15"><text:a xlink:type="simple" xlink:href="https://habr.com/ru/hub/electronics/" xlink:show="replace"><text:line-break/></text:a></text:span><text:span text:style-name="T16"> </text:span></text:p>
              <text:list xml:id="list9975229" text:style-name="L0" text:continue-numbering="true">
                <text:list-item>
                  <text:p text:style-name="P19"><text:span text:style-name="T17"><text:a xlink:type="simple" xlink:href="https://habr.com/ru/search/?target_type=posts&amp;order=relevance&amp;q=%5B%D0%BA%D0%BE%D0%B4%D1%8B%20%D1%80%D0%B8%D0%B4%D0%B0-%D1%81%D0%BE%D0%BB%D0%BE%D0%BC%D0%BE%D0%BD%D0%B0%5D" xlink:show="replace">коды рида-соломона</text:a></text:span></text:p>
                </text:list-item>
                <text:list-item>
                  <text:p text:style-name="P20"><text:span text:style-name="T17"><text:a xlink:type="simple" xlink:href="https://habr.com/ru/search/?target_type=posts&amp;order=relevance&amp;q=%5B%D0%BA%D0%BE%D0%B4%D1%8B%20%D0%B8%D0%B7%D0%B1%D1%8B%D1%82%D0%BE%D1%87%D0%BD%D0%BE%D1%81%D1%82%D0%B8%5D" xlink:show="replace">коды избыточности</text:a></text:span></text:p>
                </text:list-item>
                <text:list-item>
                  <text:p text:style-name="P21"><text:span text:style-name="T17"><text:a xlink:type="simple" xlink:href="https://habr.com/ru/search/?target_type=posts&amp;order=relevance&amp;q=%5BLRC%5D" xlink:show="replace">LRC</text:a></text:span></text:p>
                </text:list-item>
                <text:list-item>
                  <text:p text:style-name="P22"><text:span text:style-name="T17"><text:a xlink:type="simple" xlink:href="https://habr.com/ru/search/?target_type=posts&amp;order=relevance&amp;q=%5B%D1%85%D1%80%D0%B0%D0%BD%D0%B5%D0%BD%D0%B8%D0%B5%20%D0%B4%D0%B0%D0%BD%D0%BD%D1%8B%D1%85%5D" xlink:show="replace">хранение данных</text:a></text:span></text:p>
                </text:list-item>
                <text:list-item>
                  <text:p text:style-name="P23"><text:span text:style-name="T17"><text:a xlink:type="simple" xlink:href="https://habr.com/ru/search/?target_type=posts&amp;order=relevance&amp;q=%5B%D1%85%D1%80%D0%B0%D0%BD%D0%B8%D0%BB%D0%B8%D1%89%D0%B0%20%D0%B4%D0%B0%D0%BD%D0%BD%D1%8B%D1%85%5D" xlink:show="replace">хранилища данных</text:a></text:span></text:p>
                </text:list-item>
              </text:list>
              <text:p text:style-name="P24"/>
            </table:table-cell>
            <table:covered-table-cell/>
            <table:covered-table-cell/>
          </table:table-row>
          <table:table-row table:style-name="Table1.5">
            <table:table-cell table:style-name="Table1.5.7" table:number-columns-spanned="3" office:value-type="string">
              <text:p text:style-name="P25"><text:span text:style-name="T10">Перечень фактов, упомянутых в статье</text:span></text:p>
              <text:list xml:id="list56676474" text:style-name="L1" text:continue-numbering="true">
                <text:list-item>
                  <text:p text:style-name="P26"><text:span text:style-name="Default Paragraph Font">У</text:span><text:span text:style-name="Default Paragraph Font">лу</text:span><text:span text:style-name="Default Paragraph Font">чшени</text:span><text:span text:style-name="Default Paragraph Font">я</text:span><text:span text:style-name="Default Paragraph Font"><text:s/></text:span><text:span text:style-name="Default Paragraph Font">в проверке<text:s/></text:span><text:span text:style-name="Default Paragraph Font">типов. Синтакси</text:span><text:span text:style-name="Default Paragraph Font">с оператора объединения типов стал более чистым</text:span></text:p>
                </text:list-item>
                <text:list-item>
                  <text:p text:style-name="P27"><text:span text:style-name="Default Paragraph Font">И</text:span><text:span text:style-name="Default Paragraph Font">зменение<text:s/></text:span><text:span text:style-name="Default Paragraph Font">синта</text:span><text:span text:style-name="Default Paragraph Font">кси</text:span><text:span text:style-name="Default Paragraph Font">са псевдони</text:span><text:span text:style-name="Default Paragraph Font">ма типа</text:span></text:p>
                </text:list-item>
                <text:list-item>
                  <text:p text:style-name="P28"><text:span text:style-name="Default Paragraph Font">Функция<text:s/></text:span><text:span text:style-name="Default Paragraph Font">bit_count()<text:s/></text:span><text:span text:style-name="Default Paragraph Font">для подсчета количества<text:s/></text:span><text:span text:style-name="Default Paragraph Font">битов в<text:s/></text:span><text:span text:style-name="Default Paragraph Font">двоичном предст</text:span><text:span text:style-name="Default Paragraph Font">авлении числа</text:span></text:p>
                </text:list-item>
                <text:list-item>
                  <text:p text:style-name="P29"><text:span text:style-name="Default Paragraph Font">Модуль<text:s/></text:span><text:span text:style-name="Default Paragraph Font">distutil</text:span><text:span text:style-name="Default Paragraph Font">s<text:s/></text:span><text:span text:style-name="Default Paragraph Font">заме</text:span><text:span text:style-name="Default Paragraph Font">нен пакетами</text:span><text:span text:style-name="Default Paragraph Font"><text:s/></text:span><text:span text:style-name="Default Paragraph Font">setuptools<text:s/></text:span><text:span text:style-name="Default Paragraph Font">и<text:s/></text:span><text:span text:style-name="Default Paragraph Font">packaging</text:span><text:span text:style-name="Default Paragraph Font">, в версии 3</text:span><text:span text:style-name="Default Paragraph Font">.12 он будет удален</text:span></text:p>
                </text:list-item>
                <text:list-item>
                  <text:p text:style-name="P30"><text:span text:style-name="Default Paragraph Font">Улучшен синтаксис менеджера контекста</text:span></text:p>
                </text:list-item>
                <text:list-item>
                  <text:p text:style-name="P31"><text:span text:style-name="Default Paragraph Font">Улучшение производительности<text:s/></text:span><text:span text:style-name="Default Paragraph Font">в конструктора</text:span><text:span text:style-name="Default Paragraph Font">х<text:s/></text:span><text:span text:style-name="Default Paragraph Font">str(), bytes(), bytearray()</text:span></text:p>
                </text:list-item>
                <text:list-item>
                  <text:p text:style-name="P32"><text:span text:style-name="Default Paragraph Font">Сопоставление</text:span><text:span text:style-name="Default Paragraph Font"><text:s/>шаблонов. Добавлен<text:s/></text:span><text:span text:style-name="Default Paragraph Font">match/case</text:span><text:span text:style-name="Default Paragraph Font"><text:s/>- <text:s/>ана</text:span><text:span text:style-name="Default Paragraph Font">лог<text:s/></text:span><text:span text:style-name="Default Paragraph Font">switch/case,<text:s/></text:span><text:span text:style-name="Default Paragraph Font">но более мощный</text:span></text:p>
                </text:list-item>
              </text:list>
            </table:table-cell>
            <table:covered-table-cell/>
            <table:covered-table-cell/>
          </table:table-row>
          <table:table-row table:style-name="Table1.6">
            <table:table-cell table:style-name="Table1.6.8" table:number-columns-spanned="3" office:value-type="string">
              <text:p text:style-name="P33"><text:span text:style-name="T10">Позитивные следствия и/или достоинства описанной в статье технологии (минимум три пункта)</text:span></text:p>
              <text:list xml:id="list63794726" text:style-name="L2" text:continue-numbering="true">
                <text:list-item>
                  <text:p text:style-name="P34"><text:span text:style-name="Default Paragraph Font">Увеличение прои</text:span><text:span text:style-name="Default Paragraph Font">зводительнос</text:span><text:span text:style-name="Default Paragraph Font">ти языка привидет в<text:s/></text:span><text:span text:style-name="Default Paragraph Font">ускорению выполнения программ</text:span></text:p>
                </text:list-item>
                <text:list-item>
                  <text:p text:style-name="P35"><text:span text:style-name="Default Paragraph Font">Улуч</text:span><text:span text:style-name="Default Paragraph Font">шение си</text:span><text:span text:style-name="Default Paragraph Font">нтаксиса привидет к ускорени</text:span><text:span text:style-name="Default Paragraph Font">ю написания программ</text:span><text:span text:style-name="Default Paragraph Font"><text:s/>и б</text:span><text:span text:style-name="Default Paragraph Font">олее легкой поддержк</text:span><text:span text:style-name="Default Paragraph Font">и программ</text:span></text:p>
                </text:list-item>
                <text:list-item>
                  <text:p text:style-name="P36"><text:span text:style-name="Default Paragraph Font">Сопостовление шабло</text:span><text:span text:style-name="Default Paragraph Font">нов также сил</text:span><text:span text:style-name="Default Paragraph Font">ьно у</text:span><text:span text:style-name="Default Paragraph Font">простит жизнь разработчикам.</text:span></text:p>
                </text:list-item>
              </text:list>
              <text:p text:style-name="P37"/>
              <text:p text:style-name="P38"/>
            </table:table-cell>
            <table:covered-table-cell/>
            <table:covered-table-cell/>
          </table:table-row>
          <table:table-row table:style-name="Table1.7">
            <table:table-cell table:style-name="Table1.7.9" table:number-columns-spanned="3" office:value-type="string">
              <text:p text:style-name="P39"><text:span text:style-name="T10">Негативные следствия и/или недостатки описанной в статье технологии (минимум три пункта)</text:span></text:p>
              <text:list xml:id="list59571951" text:style-name="L3" text:continue-numbering="true">
                <text:list-item>
                  <text:p text:style-name="P40"><text:span text:style-name="Default Paragraph Font">Пока что это<text:s/></text:span><text:span text:style-name="Default Paragraph Font">только<text:s/></text:span><text:span text:style-name="Default Paragraph Font">alpha<text:s/></text:span><text:span text:style-name="Default Paragraph Font">версия обнов</text:span><text:span text:style-name="Default Paragraph Font">ления</text:span></text:p>
                </text:list-item>
                <text:list-item>
                  <text:p text:style-name="P41"><text:span text:style-name="Default Paragraph Font">Отказ от модулей,<text:s/></text:span><text:span text:style-name="Default Paragraph Font">на кот</text:span><text:span text:style-name="Default Paragraph Font">орых<text:s/></text:span><text:span text:style-name="Default Paragraph Font">написаны реальные проек</text:span><text:span text:style-name="Default Paragraph Font">т</text:span><text:span text:style-name="Default Paragraph Font">ы</text:span><text:span text:style-name="Default Paragraph Font">, сл</text:span><text:span text:style-name="Default Paragraph Font">едовательно, нужно переписывать части проекта, которые используют данные модули.</text:span></text:p>
                </text:list-item>
                <text:list-item>
                  <text:p text:style-name="P42"><text:span text:style-name="Default Paragraph Font">Разработчика</text:span><text:span text:style-name="Default Paragraph Font">м нужно изучать новые ста</text:span><text:span text:style-name="Default Paragraph Font">ндарты и возможнос</text:span><text:span text:style-name="Default Paragraph Font">ти<text:s/></text:span><text:span text:style-name="Default Paragraph Font">языка.</text:span></text:p>
                </text:list-item>
              </text:list>
            </table:table-cell>
            <table:covered-table-cell/>
            <table:covered-table-cell/>
          </table:table-row>
          <table:table-row table:style-name="Table1.8">
            <table:table-cell table:style-name="Table1.8.10" table:number-columns-spanned="3" office:value-type="string">
              <text:p text:style-name="P43"><text:span text:style-name="T10">Ваши замечания, пожелания преподавателю<text:s/></text:span><text:span text:style-name="T18">или</text:span><text:span text:style-name="T10"><text:s/>анекдот о программистах</text:span></text:p>
              <text:p text:style-name="P44"/>
              <text:p text:style-name="P45"><text:bookmark-start text:name="_dx_frag_StartFragment"/><text:bookmark-end text:name="_dx_frag_StartFragment"/><text:bookmark-start text:name="_dx_frag_EndFragment"/><text:bookmark-end text:name="_dx_frag_EndFragment"/></text:p>
            </table:table-cell>
            <table:covered-table-cell/>
            <table:covered-table-cell/>
          </table:table-row>
        </table:table>
        <text:p text:style-name="P46"/>
      </text:section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fo="urn:oasis:names:tc:opendocument:xmlns:xsl-fo-compatible:1.0" xmlns:xlink="http://www.w3.org/1999/xlink" xmlns:svg="urn:oasis:names:tc:opendocument:xmlns:svg-compatible:1.0" xmlns:table="urn:oasis:names:tc:opendocument:xmlns:table:1.0" xmlns:office="urn:oasis:names:tc:opendocument:xmlns:office:1.0">
  <office:font-face-decls>
    <style:font-face style:name="Times New Roman" svg:font-family="Times New Roman"/>
    <style:font-face style:name="Liberation Sans" svg:font-family="Liberation Sans"/>
    <style:font-face style:name="Times New Roman Cyr" svg:font-family="Times New Roman Cyr"/>
    <style:font-face style:name="apple-system" svg:font-family="apple-system"/>
    <style:font-face style:name="-apple-system" svg:font-family="-apple-system"/>
  </office:font-face-decls>
  <office:styles>
    <style:default-style style:family="paragraph">
      <style:paragraph-properties fo:text-align="left" fo:text-indent="0in" fo:margin-left="0in" fo:margin-right="0in" fo:margin-top="0in" fo:margin-bottom="0in" fo:line-height="100%" fo:break-before="auto" style:default-outline-level="0" fo:keep-with-next="auto" fo:keep-together="auto" fo:widows="2" fo:orphans="2" fo:border="none" fo:padding-top="0cm" fo:padding-left="0cm" fo:padding-right="0cm" fo:padding-bottom="0cm" text:number-lines="false"/>
      <style:text-properties fo:font-size="10pt" fo:font-style="normal" fo:font-weight="normal" style:font-name="Times New Roman" style:font-name-complex="Times New Roman" style:font-name-asian="Times New Roman" fo:text-transform="none" fo:font-variant="normal" fo:letter-spacing="0in" style:letter-kerning="true" style:text-scale="100%" fo:color="#000000" style:text-underline-style="none" style:text-line-through-style="none" style:text-position="0%"/>
    </style:default-style>
    <style:default-style style:family="table">
      <style:table-properties table:border-model="collapsing" table:align="margins"/>
      <style:text-properties fo:font-size="10pt" fo:font-style="normal" fo:font-weight="normal" style:font-name="Times New Roman" style:font-name-complex="Times New Roman" style:font-name-asian="Times New Roman" fo:text-transform="none" fo:font-variant="normal" fo:letter-spacing="0in" style:letter-kerning="true" style:text-scale="100%" fo:color="#000000" style:text-underline-style="none" style:text-line-through-style="none" style:text-position="0%"/>
    </style:default-style>
    <style:style style:name="Default Paragraph Font" style:family="text"/>
    <style:style style:name="Line Number" style:family="text" style:parent-style-name="Default Paragraph Font"/>
    <style:style style:name="Hyperlink" style:family="text">
      <style:text-properties fo:color="#0000FF" style:text-underline-style="solid" style:text-underline-width="auto"/>
    </style:style>
    <style:style style:name="Основной_20_шрифт_20_абзаца" style:family="text" style:parent-style-name="Default Paragraph Font"/>
    <style:style style:name="Normal" style:family="paragraph"/>
    <style:style style:name="Standard" style:family="paragraph" style:parent-style-name="Normal">
      <style:paragraph-properties fo:widows="2" fo:orphans="2"/>
      <style:text-properties fo:font-size="12pt" style:font-name-complex="Tahoma" style:font-name-asian="Andale Sans UI" style:letter-kerning="true"/>
    </style:style>
    <style:style style:name="Обычный" style:family="paragraph" style:parent-style-name="Normal">
      <style:paragraph-properties fo:widows="2" fo:orphans="2"/>
      <style:text-properties fo:font-size="12pt" style:font-name-complex="Tahoma" style:font-name-asian="Andale Sans UI" style:letter-kerning="true"/>
    </style:style>
    <style:style style:name="Заголовок1" style:family="paragraph" style:parent-style-name="Обычный" style:next-style-name="Text_20_body">
      <style:paragraph-properties fo:margin-top="0.1667in" fo:margin-bottom="0.0833in" fo:keep-with-next="always" fo:widows="2" fo:orphans="2"/>
      <style:text-properties fo:font-size="14pt" style:font-name="Liberation Sans" style:font-name-complex="Arial Unicode MS" style:font-name-asian="Microsoft YaHei"/>
    </style:style>
    <style:style style:name="Heading_20_1" style:family="paragraph" style:parent-style-name="Заголовок1" style:next-style-name="Text_20_body">
      <style:paragraph-properties fo:widows="2" fo:orphans="2"/>
      <style:text-properties fo:font-size="18pt" fo:font-weight="bold"/>
    </style:style>
    <style:style style:name="Text_20_body" style:family="paragraph" style:parent-style-name="Standard">
      <style:paragraph-properties fo:margin-top="0in" fo:margin-bottom="0.0833in" fo:widows="2" fo:orphans="2"/>
    </style:style>
    <style:style style:name="Table_20_Contents" style:family="paragraph" style:parent-style-name="Обычный">
      <style:paragraph-properties fo:widows="2" fo:orphans="2" text:number-lines="false"/>
    </style:style>
    <style:style style:name="Обычный_20__28_веб_29_" style:family="paragraph" style:parent-style-name="Обычный">
      <style:paragraph-properties fo:margin-top="0.1944in" fo:margin-bottom="0.0826in" fo:widows="2" fo:orphans="2"/>
      <style:text-properties style:font-name-complex="Times New Roman" style:font-name-asian="Times New Roman"/>
    </style:style>
    <text:linenumbering-configuration text:number-lines="false" text:offset="0.5cm" text:num-format="1" text:number-position="left" text:increment="0"/>
  </office:styles>
  <office:automatic-styles>
    <style:page-layout style:name="Mpm0">
      <style:page-layout-properties fo:page-width="8.2681in" fo:page-height="11.6931in" style:print-orientation="portrait" fo:margin-top="0.4917in" fo:margin-bottom="0.2958in" fo:margin-left="0.3938in" fo:margin-right="0.3938in"/>
    </style:page-layout>
    <text:list-style style:name="L0">
      <text:list-level-style-bullet text:level="1" text:style-name="T1" text:bullet-char="•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  <style:text-properties/>
      </text:list-level-style-bullet>
      <text:list-level-style-bullet text:level="2" text:style-name="T1" text:bullet-char="•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  <style:text-properties/>
      </text:list-level-style-bullet>
      <text:list-level-style-bullet text:level="3" text:style-name="T1" text:bullet-char="•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  <style:text-properties/>
      </text:list-level-style-bullet>
      <text:list-level-style-bullet text:level="4" text:style-name="T1" text:bullet-char="•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  <style:text-properties/>
      </text:list-level-style-bullet>
      <text:list-level-style-bullet text:level="5" text:style-name="T1" text:bullet-char="•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  <style:text-properties/>
      </text:list-level-style-bullet>
      <text:list-level-style-bullet text:level="6" text:style-name="T1" text:bullet-char="•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  <style:text-properties/>
      </text:list-level-style-bullet>
      <text:list-level-style-bullet text:level="7" text:style-name="T1" text:bullet-char="•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  <style:text-properties/>
      </text:list-level-style-bullet>
      <text:list-level-style-bullet text:level="8" text:style-name="T1" text:bullet-char="•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  <style:text-properties/>
      </text:list-level-style-bullet>
      <text:list-level-style-bullet text:level="9" text:style-name="T1" text:bullet-char="•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  <style:text-properties/>
      </text:list-level-style-bullet>
    </text:list-style>
    <text:list-style style:name="L1">
      <text:list-level-style-number text:level="1" text:style-name="T1" style:num-suffix="." style:num-format="1">
        <style:list-level-properties text:list-level-position-and-space-mode="label-alignment" text:space-before="0.2507in" text:min-label-width="0.25in">
          <style:list-level-label-alignment fo:text-align="left" fo:text-indent="-0.25in" fo:margin-left="0.5007in" fo:line-height="100%" text:label-followed-by="listtab"/>
        </style:list-level-properties>
      </text:list-level-style-number>
      <text:list-level-style-number text:level="2" text:style-name="T1" style:num-suffix="." style:num-format="1">
        <style:list-level-properties text:list-level-position-and-space-mode="label-alignment" text:space-before="0.7507in" text:min-label-width="0.25in">
          <style:list-level-label-alignment fo:text-align="left" fo:text-indent="-0.25in" fo:margin-left="1.0007in" fo:line-height="100%" text:label-followed-by="listtab"/>
        </style:list-level-properties>
      </text:list-level-style-number>
      <text:list-level-style-number text:level="3" text:style-name="T1" style:num-suffix="." style:num-format="1">
        <style:list-level-properties text:list-level-position-and-space-mode="label-alignment" text:space-before="1.2507in" text:min-label-width="0.25in">
          <style:list-level-label-alignment fo:text-align="left" fo:text-indent="-0.25in" fo:margin-left="1.5007in" fo:line-height="100%" text:label-followed-by="listtab"/>
        </style:list-level-properties>
      </text:list-level-style-number>
      <text:list-level-style-number text:level="4" text:style-name="T1" style:num-suffix="." style:num-format="1">
        <style:list-level-properties text:list-level-position-and-space-mode="label-alignment" text:space-before="1.7507in" text:min-label-width="0.25in">
          <style:list-level-label-alignment fo:text-align="left" fo:text-indent="-0.25in" fo:margin-left="2.0007in" fo:line-height="100%" text:label-followed-by="listtab"/>
        </style:list-level-properties>
      </text:list-level-style-number>
      <text:list-level-style-number text:level="5" text:style-name="T1" style:num-suffix="." style:num-format="1">
        <style:list-level-properties text:list-level-position-and-space-mode="label-alignment" text:space-before="2.2507in" text:min-label-width="0.25in">
          <style:list-level-label-alignment fo:text-align="left" fo:text-indent="-0.25in" fo:margin-left="2.5007in" fo:line-height="100%" text:label-followed-by="listtab"/>
        </style:list-level-properties>
      </text:list-level-style-number>
      <text:list-level-style-number text:level="6" text:style-name="T1" style:num-suffix="." style:num-format="1">
        <style:list-level-properties text:list-level-position-and-space-mode="label-alignment" text:space-before="2.7507in" text:min-label-width="0.25in">
          <style:list-level-label-alignment fo:text-align="left" fo:text-indent="-0.25in" fo:margin-left="3.0007in" fo:line-height="100%" text:label-followed-by="listtab"/>
        </style:list-level-properties>
      </text:list-level-style-number>
      <text:list-level-style-number text:level="7" text:style-name="T1" style:num-suffix="." style:num-format="1">
        <style:list-level-properties text:list-level-position-and-space-mode="label-alignment" text:space-before="3.2507in" text:min-label-width="0.25in">
          <style:list-level-label-alignment fo:text-align="left" fo:text-indent="-0.25in" fo:margin-left="3.5007in" fo:line-height="100%" text:label-followed-by="listtab"/>
        </style:list-level-properties>
      </text:list-level-style-number>
      <text:list-level-style-number text:level="8" text:style-name="T1" style:num-suffix="." style:num-format="1">
        <style:list-level-properties text:list-level-position-and-space-mode="label-alignment" text:space-before="3.7507in" text:min-label-width="0.25in">
          <style:list-level-label-alignment fo:text-align="left" fo:text-indent="-0.25in" fo:margin-left="4.0007in" fo:line-height="100%" text:label-followed-by="listtab"/>
        </style:list-level-properties>
      </text:list-level-style-number>
      <text:list-level-style-number text:level="9" text:style-name="T1" style:num-suffix="." style:num-format="1">
        <style:list-level-properties text:list-level-position-and-space-mode="label-alignment" text:space-before="4.2507in" text:min-label-width="0.25in">
          <style:list-level-label-alignment fo:text-align="left" fo:text-indent="-0.25in" fo:margin-left="4.5007in" fo:line-height="100%" text:label-followed-by="listtab"/>
        </style:list-level-properties>
      </text:list-level-style-number>
    </text:list-style>
    <text:list-style style:name="L2">
      <text:list-level-style-number text:level="1" text:style-name="T1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1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1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1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1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1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1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1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1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  <text:list-style style:name="L3">
      <text:list-level-style-number text:level="1" text:style-name="T1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1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1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1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1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1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1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1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1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</office:automatic-styles>
  <office:master-styles>
    <style:master-page style:name="Standard" style:page-layout-name="Mpm0"/>
  </office:master-styles>
</office:document-styles>
</file>

<file path=meta.xml><?xml version="1.0" encoding="utf-8"?>
<office:document-meta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xlink="http://www.w3.org/1999/xlink" xmlns:oow="http://openoffice.org/2004/writer" xmlns:table="urn:oasis:names:tc:opendocument:xmlns:table:1.0" xmlns:office="urn:oasis:names:tc:opendocument:xmlns:office:1.0" xmlns:dc="http://purl.org/dc/elements/1.1/" xmlns:meta="urn:oasis:names:tc:opendocument:xmlns:meta:1.0">
  <office:meta>
    <meta:creation-date>2016-10-10T08:06:00Z</meta:creation-date>
    <meta:initial-creator>Vladimir Sosnin</meta:initial-creator>
    <dc:creator>Станислав Щетинин</dc:creator>
    <meta:print-date>1899-12-31T21:00:00Z</meta:print-date>
    <dc:date>2022-10-24T18:04:09Z</dc:date>
    <meta:editing-cycles>15</meta:editing-cycles>
    <meta:template xlink:href="Normal.dotm" xlink:type="simple"/>
    <meta:generator>DevExpress Office File API/22.1.4.0</meta:gener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